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13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1.376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5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4" table:default-cell-style-name="ce2"/>
        <table:table-column table:style-name="co3" table:default-cell-style-name="ce2"/>
        <table:table-column table:style-name="co9" table:default-cell-style-name="ce2"/>
        <table:table-column table:style-name="co10" table:number-columns-repeated="49" table:default-cell-style-name="ce1"/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2016年度</text:p>
          </table:table-cell>
          <table:covered-table-cell/>
          <table:table-cell table:style-name="ce15" office:value-type="string" calcext:value-type="string" table:number-columns-spanned="3" table:number-rows-spanned="1">
            <text:p>2017年度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2018年度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11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2023年度</text:p>
          </table:table-cell>
          <table:covered-table-cell table:style-name="ce15"/>
          <table:table-cell table:style-name="ce3" office:value-type="string" calcext:value-type="string">
            <text:p>2024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style-name="ce4" office:value-type="string" calcext:value-type="string">
            <text:p>12/3</text:p>
          </table:table-cell>
          <table:table-cell table:style-name="ce3" office:value-type="string" calcext:value-type="string">
            <text:p>12/16</text:p>
          </table:table-cell>
          <table:table-cell table:style-name="ce3" office:value-type="string" calcext:value-type="string">
            <text:p>2/17</text:p>
          </table:table-cell>
          <table:table-cell table:style-name="ce4" office:value-type="string" calcext:value-type="string">
            <text:p>11/28</text:p>
          </table:table-cell>
          <table:table-cell table:style-name="ce4" office:value-type="string" calcext:value-type="string">
            <text:p>2/20</text:p>
          </table:table-cell>
          <table:table-cell table:style-name="ce3" office:value-type="string" calcext:value-type="string">
            <text:p>11/28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4:.T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5:.T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6:.T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7:.T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8:.T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9:.T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0:.T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1:.T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2:.T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3:.T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4:.T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5:.T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6:.T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7:.T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8:.T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9:.T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5" table:formula="of:=SUM([.D20:.T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8"/>
          <table:table-cell table:style-name="ce5" table:formula="of:=SUM([.D21:.T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22:.T2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23:.T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24:.T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5:.T2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6:.T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8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5" table:formula="of:=SUM([.D28:.T2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29:.T2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8"/>
          <table:table-cell table:style-name="ce5" table:formula="of:=SUM([.D30:.T3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31:.T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32:.T3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33:.T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34:.T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35:.T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36:.T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37:.T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38:.T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39:.T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40:.T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41:.T4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42:.T4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5" table:formula="of:=SUM([.D43:.T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5" table:formula="of:=SUM([.D44:.T4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8"/>
          <table:table-cell table:style-name="ce5" table:formula="of:=SUM([.D45:.T4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46:.T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47:.T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48:.T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49:.T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8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51:.T5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52:.T5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53:.T5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8"/>
          <table:table-cell table:style-name="ce5" table:formula="of:=SUM([.D54:.T5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55:.T5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56:.T5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57:.T5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58:.T5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59:.T5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60:.T6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61:.T6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62:.T6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63:.T6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64:.T6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65:.T6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5" table:formula="of:=SUM([.D66:.T6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5" table:formula="of:=SUM([.D67:.T6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8"/>
          <table:table-cell table:style-name="ce5" table:formula="of:=SUM([.D68:.T6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69:.T6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70:.T7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71:.T7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72:.T7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8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74:.T7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75:.T7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76:.T7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77:.T7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78:.T7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79:.T7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80:.T8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81:.T8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82:.T8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83:.T8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84:.T8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85:.T8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86:.T8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87:.T8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88:.T8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89:.T8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5" table:formula="of:=SUM([.D90:.T9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8"/>
          <table:table-cell table:style-name="ce5" table:formula="of:=SUM([.D91:.T9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92:.T9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3:.T9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4:.T9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95:.T9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8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5" table:formula="of:=SUM([.D97:.T9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98:.T9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8"/>
          <table:table-cell table:style-name="ce5" table:formula="of:=SUM([.D99:.T9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00:.T10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01:.T10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02:.T10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03:.T10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04:.T10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05:.T10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06:.T10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07:.T10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08:.T10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09:.T10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10:.T1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11:.T1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12:.T1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5" table:formula="of:=SUM([.D113:.T1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8"/>
          <table:table-cell table:style-name="ce5" table:formula="of:=SUM([.D114:.T1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15:.T1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16:.T1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17:.T1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118:.T1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8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20:.T12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21:.T12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8"/>
          <table:table-cell table:style-name="ce5" table:formula="of:=SUM([.D122:.T12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23:.T1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24:.T1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25:.T12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26:.T1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27:.T1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28:.T1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29:.T1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30:.T1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31:.T1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32:.T13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33:.T1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34:.T1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8"/>
          <table:table-cell table:style-name="ce5" table:formula="of:=SUM([.D135:.T1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5" table:formula="of:=SUM([.D136:.T1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6"/>
          <table:table-cell table:style-name="ce8"/>
          <table:table-cell table:style-name="ce5" table:formula="of:=SUM([.D137:.T1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38:.T1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39:.T1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40:.T1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141:.T14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8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142])" office:value-type="float" office:value="10" calcext:value-type="float">
            <text:p>10</text:p>
          </table:table-cell>
          <table:table-cell table:style-name="ce5" table:formula="of:=SUM([.E4:.E142])" office:value-type="float" office:value="10" calcext:value-type="float">
            <text:p>10</text:p>
          </table:table-cell>
          <table:table-cell table:style-name="ce5" table:formula="of:=SUM([.F4:.F142])" office:value-type="float" office:value="10" calcext:value-type="float">
            <text:p>10</text:p>
          </table:table-cell>
          <table:table-cell table:style-name="ce5" table:formula="of:=SUM([.G4:.G142])" office:value-type="float" office:value="10" calcext:value-type="float">
            <text:p>10</text:p>
          </table:table-cell>
          <table:table-cell table:style-name="ce5" table:formula="of:=SUM([.H4:.H142])" office:value-type="float" office:value="10" calcext:value-type="float">
            <text:p>10</text:p>
          </table:table-cell>
          <table:table-cell table:style-name="ce5" table:formula="of:=SUM([.I4:.I142])" office:value-type="float" office:value="10" calcext:value-type="float">
            <text:p>10</text:p>
          </table:table-cell>
          <table:table-cell table:style-name="ce5" table:formula="of:=SUM([.J4:.J142])" office:value-type="float" office:value="10" calcext:value-type="float">
            <text:p>10</text:p>
          </table:table-cell>
          <table:table-cell table:style-name="ce5" table:formula="of:=SUM([.K4:.K142])" office:value-type="float" office:value="10" calcext:value-type="float">
            <text:p>10</text:p>
          </table:table-cell>
          <table:table-cell table:style-name="ce5" table:formula="of:=SUM([.L4:.L142])" office:value-type="float" office:value="10" calcext:value-type="float">
            <text:p>10</text:p>
          </table:table-cell>
          <table:table-cell table:style-name="ce5" table:formula="of:=SUM([.M4:.M142])" office:value-type="float" office:value="10" calcext:value-type="float">
            <text:p>10</text:p>
          </table:table-cell>
          <table:table-cell table:style-name="ce5" table:formula="of:=SUM([.N4:.N142])" office:value-type="float" office:value="10" calcext:value-type="float">
            <text:p>10</text:p>
          </table:table-cell>
          <table:table-cell table:style-name="ce5" table:formula="of:=SUM([.O4:.O142])" office:value-type="float" office:value="10" calcext:value-type="float">
            <text:p>10</text:p>
          </table:table-cell>
          <table:table-cell table:style-name="ce5" table:formula="of:=SUM([.P4:.P142])" office:value-type="float" office:value="10" calcext:value-type="float">
            <text:p>10</text:p>
          </table:table-cell>
          <table:table-cell table:style-name="ce5" table:formula="of:=SUM([.Q4:.Q142])" office:value-type="float" office:value="10" calcext:value-type="float">
            <text:p>10</text:p>
          </table:table-cell>
          <table:table-cell table:style-name="ce5" table:formula="of:=SUM([.R4:.R142])" office:value-type="float" office:value="10" calcext:value-type="float">
            <text:p>10</text:p>
          </table:table-cell>
          <table:table-cell table:style-name="ce5" table:formula="of:=SUM([.S4:.S142])" office:value-type="float" office:value="10" calcext:value-type="float">
            <text:p>10</text:p>
          </table:table-cell>
          <table:table-cell table:style-name="ce8"/>
          <table:table-cell table:style-name="ce5" table:formula="of:=SUM([.U4:.U142])" office:value-type="float" office:value="160" calcext:value-type="float">
            <text:p>16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6"/>
        </table:table-row>
        <table:table-row table:style-name="ro1" table:number-rows-repeated="1048431">
          <table:table-cell table:number-columns-repeated="70"/>
        </table:table-row>
        <table:table-row table:style-name="ro1"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25T15:11:30.320297522</dc:date>
    <meta:editing-cycles>23</meta:editing-cycles>
    <meta:editing-duration>PT1H48M20S</meta:editing-duration>
    <meta:document-statistic meta:table-count="1" meta:cell-count="773" meta:object-count="0"/>
  </office:meta>
</office:document-meta>
</file>